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Heading_20_3">
      <style:text-properties fo:font-size="12pt" style:font-size-asian="12pt" style:font-size-complex="12pt"/>
    </style:style>
    <style:style style:name="P3" style:family="paragraph" style:parent-style-name="Heading_20_2">
      <style:text-properties fo:font-size="14pt" style:font-size-asian="14pt" style:font-size-complex="14pt"/>
    </style:style>
    <style:style style:name="P4" style:family="paragraph" style:parent-style-name="Text_20_body">
      <style:text-properties fo:font-size="12pt" style:font-size-asian="12pt" style:font-size-complex="12pt"/>
    </style:style>
    <style:style style:name="P5" style:family="paragraph" style:parent-style-name="Text_20_body" style:list-style-name="L1">
      <style:text-properties fo:font-size="12pt" style:font-size-asian="12pt" style:font-size-complex="12pt"/>
    </style:style>
    <style:style style:name="P6" style:family="paragraph" style:parent-style-name="Text_20_body" style:list-style-name="L2">
      <style:text-properties fo:font-size="12pt" style:font-size-asian="12pt" style:font-size-complex="12pt"/>
    </style:style>
    <style:style style:name="P7" style:family="paragraph" style:parent-style-name="Text_20_body" style:list-style-name="L4">
      <style:text-properties fo:font-size="12pt" style:font-size-asian="12pt" style:font-size-complex="12pt"/>
    </style:style>
    <style:style style:name="P8" style:family="paragraph" style:parent-style-name="Text_20_body" style:list-style-name="L6">
      <style:text-properties fo:font-size="12pt" style:font-size-asian="12pt" style:font-size-complex="12pt"/>
    </style:style>
    <style:style style:name="P9" style:family="paragraph" style:parent-style-name="Text_20_body">
      <style:text-properties fo:font-size="12pt" fo:font-style="italic" style:font-size-asian="12pt" style:font-style-asian="italic" style:font-size-complex="12pt" style:font-style-complex="italic"/>
    </style:style>
    <style:style style:name="P10" style:family="paragraph" style:parent-style-name="Text_20_body">
      <style:text-properties fo:font-style="italic" style:font-style-asian="italic" style:font-style-complex="italic"/>
    </style:style>
    <style:style style:name="T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enarios</text:h>
      <text:h text:style-name="Heading_20_2" text:outline-level="2">Korta scenarios</text:h>
      <text:h text:style-name="P2" text:outline-level="3">Användningsfall 2: Ändra nuvarande båtplats</text:h>
      <text:p text:style-name="Text_20_body">Medlemmen vill ändra båtplats och skickar förfrågan tillsammans med aktuellt båtregistreringsnummer till systemet. Systemet tar fram en lista med lediga båtplatser och låter medlemmen välja en ny plats.</text:p>
      <text:h text:style-name="P2" text:outline-level="3">Användningsfall 5: Se medlemmar med obetalda avgifter</text:h>
      <text:p text:style-name="P1">Kassören efterfrågar en lista med medlemmar som ligger efter i sina betalningar. Systemet returnerar listan med medlemmarna och hur mycket de är skyldiga.</text:p>
      <text:h text:style-name="P2" text:outline-level="3">Användningsfall 6: Skicka faktura</text:h>
      <text:p text:style-name="Text_20_body"><text:span text:style-name="T1">Kassören säger till systemet att automatiskt skapa en faktura till den valda medlemmen. Kassören skriver ut fakturan och skickar iväg den till medlemmen.</text:span></text:p>
      <text:h text:style-name="P2" text:outline-level="3">Användningsfall 8: Ge support åt medlemmar</text:h>
      <text:p text:style-name="P1">Sekreteraren får kontakt av en medlem som behöver hjälp med systemet. Sekreteraren ber efter medlemsnumret och frågar systemet efter all relevant information om medlemmen som kan hjälpa till att lösa medlemmens problem. </text:p>
      <text:h text:style-name="P2" text:outline-level="3">Användningsfall 9: Hitta medlem och båt i register</text:h>
      <text:p text:style-name="P1">Sekreteraren vill ha information om en specifik medlem och dess båt. Sekreteraren skriver in ett namn och systemet returnerar information om medlemmen och båten.</text:p>
      <text:p text:style-name="Text_20_body"/>
      <text:h text:style-name="P3" text:outline-level="2">Detaljerat scenario - Användningsfall 2: Ändra nuvarande båtplats</text:h>
      <text:h text:style-name="P2" text:outline-level="3">Huvudscenario</text:h>
      <text:list xml:id="list1033323456113619265" text:style-name="L1">
        <text:list-item>
          <text:p text:style-name="P5">Startar när medlemmen vill boka båtplats.</text:p>
        </text:list-item>
        <text:list-item>
          <text:p text:style-name="P5">Systemet frågar medlemmen efter båtens registreringsnummer.</text:p>
        </text:list-item>
        <text:list-item>
          <text:p text:style-name="P5">Medlemmen skriver in registreringsnumret och skickar det till systemet.</text:p>
        </text:list-item>
        <text:list-item>
          <text:p text:style-name="P5">Systemet skickar registreringsnumret till nationella båtregistret och frågar efter uppgifter om båten.</text:p>
        </text:list-item>
        <text:list-item>
          <text:p text:style-name="P5">Nationella båtregistret returnerar detaljerad information om båten.</text:p>
        </text:list-item>
        <text:list-item>
          <text:p text:style-name="P5">Systemet jämför båten med båtplatserna i databasen och skickar en lista med möjliga och lediga båtplatser till användaren.</text:p>
        </text:list-item>
        <text:list-item>
          <text:p text:style-name="P5">Användaren väljer en båtplats som verkar bra.</text:p>
        </text:list-item>
        <text:list-item>
          <text:p text:style-name="P5">Systemet ber om en bekräftelse, och kontrollerar så att användaren har läst igenom alla regler för att hyra platsen.</text:p>
        </text:list-item>
        <text:list-item>
          <text:p text:style-name="P5">Användaren bekräftar och accepterar.</text:p>
        </text:list-item>
        <text:list-item>
          <text:p text:style-name="P5"><text:soft-page-break/>Systemet registrerar att båtplatsen nu är bokad av medlemmen med båten och meddelar användaren om detta.</text:p>
        </text:list-item>
      </text:list>
      <text:p text:style-name="P1"/>
      <text:h text:style-name="P2" text:outline-level="3">Alternativ i scenariot</text:h>
      <text:p text:style-name="P1">5A: Båten med angett registreringsnummer hittas inte.</text:p>
      <text:list xml:id="list8293840397829590911" text:style-name="L2">
        <text:list-item>
          <text:p text:style-name="P6">Nationella båtförbundet skickar ett felmeddelande och informerar systemet om att båten inte fanns med.</text:p>
        </text:list-item>
        <text:list-item>
          <text:p text:style-name="P6">Systemet förklarar problemet för medlemmen och ber återigen om registreringsnumret.</text:p>
        </text:list-item>
        <text:list-item>
          <text:p text:style-name="P6">Medlemmen får chansen att upprepa steg 3 i huvudscenariot eller att avbryta.</text:p>
        </text:list-item>
      </text:list>
      <text:p text:style-name="P1"/>
      <text:p text:style-name="P1">7A: Systemet hittar ingen lämplig båtplats.</text:p>
      <text:list xml:id="list6202036995766856443" text:style-name="L4">
        <text:list-item>
          <text:p text:style-name="P7">Systemet meddelar användaren om problemet.</text:p>
        </text:list-item>
        <text:list-item>
          <text:p text:style-name="P7">Användaren får välja mellan att avbryta eller be om hjälp.</text:p>
        </text:list-item>
        <text:list-item>
          <text:p text:style-name="P7">Om användaren vill ha hjälp så får han/hon uppgifter om olika sätt att nå sekreteraren.</text:p>
        </text:list-item>
      </text:list>
      <text:p text:style-name="P1"/>
      <text:p text:style-name="P1">7B: Användaren vill inte ha någon av de lediga platserna.</text:p>
      <text:list xml:id="list5668699224188754386" text:style-name="L6">
        <text:list-item>
          <text:p text:style-name="P8">Användaren meddelar systemet om att ingen av platserna passar.</text:p>
        </text:list-item>
        <text:list-item>
          <text:p text:style-name="P8">Systemet visar olika sätt att nå sekreteraren på för att få eventuell ytterligare hjälp.</text:p>
        </text:list-item>
      </text:list>
      <text:h text:style-name="Heading_20_2" text:outline-level="2">Länkar</text:h>
      <text:p text:style-name="P10"><text:a xlink:type="simple" xlink:href="../Scenarion.odt">Scenarion</text:a></text:p>
      <text:p text:style-name="P10"><text:a xlink:type="simple" xlink:href="../Vision.odt">Visionen</text:a></text:p>
      <text:p text:style-name="P9"/>
      <text:p text:style-name="Text_20_body"/>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2-09T14:59:43.23</meta:creation-date>
    <dc:date>2013-12-10T19:20:04.97</dc:date>
    <dc:creator>Henrik Gabrielsson</dc:creator>
    <meta:editing-duration>PT2H51M24S</meta:editing-duration>
    <meta:editing-cycles>105</meta:editing-cycles>
    <meta:generator>OpenOffice/4.0.1$Win32 OpenOffice.org_project/401m5$Build-9714</meta:generator>
    <meta:document-statistic meta:table-count="0" meta:image-count="0" meta:object-count="0" meta:page-count="2" meta:paragraph-count="39" meta:word-count="412" meta:character-count="2809"/>
  </office:meta>
</office:document-meta>
</file>